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2075in"/>
    </style:style>
    <style:style style:name="co8" style:family="table-column">
      <style:table-column-properties fo:break-before="auto" style:column-width="0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rteria4.sc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porteria5.sv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r_izq</text:p>
          </table:table-cell>
          <table:table-cell/>
          <table:table-cell table:formula="of:=[.A7]" office:value-type="string" office:string-value="arr_izq" calcext:value-type="string">
            <text:p>arr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cen</text:p>
          </table:table-cell>
          <table:table-cell/>
          <table:table-cell table:formula="of:=[.A12]" office:value-type="string" office:string-value="arr_cen" calcext:value-type="string">
            <text:p>arr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der</text:p>
          </table:table-cell>
          <table:table-cell/>
          <table:table-cell table:formula="of:=[.A17]" office:value-type="string" office:string-value="arr_der" calcext:value-type="string">
            <text:p>arr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izq</text:p>
          </table:table-cell>
          <table:table-cell/>
          <table:table-cell table:formula="of:=[.A22]" office:value-type="string" office:string-value="cen_izq" calcext:value-type="string">
            <text:p>cen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3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4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5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[</text:p>
          </table:table-cell>
          <table:table-cell table:formula="of:=[.A26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6]/[.$B$5]" office:value-type="float" office:value="0.582" calcext:value-type="float">
            <text:p>0.58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cen</text:p>
          </table:table-cell>
          <table:table-cell/>
          <table:table-cell table:formula="of:=[.A27]" office:value-type="string" office:string-value="cen_cen" calcext:value-type="string">
            <text:p>cen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8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8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9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9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0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0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1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1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der</text:p>
          </table:table-cell>
          <table:table-cell/>
          <table:table-cell table:formula="of:=[.A32]" office:value-type="string" office:string-value="cen_der" calcext:value-type="string">
            <text:p>cen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33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34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5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6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6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izq</text:p>
          </table:table-cell>
          <table:table-cell/>
          <table:table-cell table:formula="of:=[.A37]" office:value-type="string" office:string-value="aba_izq" calcext:value-type="string">
            <text:p>aba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3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3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4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cen</text:p>
          </table:table-cell>
          <table:table-cell/>
          <table:table-cell table:formula="of:=[.A42]" office:value-type="string" office:string-value="aba_cen" calcext:value-type="string">
            <text:p>aba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3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4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5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6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der</text:p>
          </table:table-cell>
          <table:table-cell/>
          <table:table-cell table:formula="of:=[.A47]" office:value-type="string" office:string-value="aba_der" calcext:value-type="string">
            <text:p>aba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4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5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izq</text:p>
          </table:table-cell>
          <table:table-cell/>
          <table:table-cell table:formula="of:=[.A52]" office:value-type="string" office:string-value="fuera_izq" calcext:value-type="string">
            <text:p>fuera_izq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3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4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5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6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cen</text:p>
          </table:table-cell>
          <table:table-cell/>
          <table:table-cell table:formula="of:=[.A57]" office:value-type="string" office:string-value="fuera_cen" calcext:value-type="string">
            <text:p>fuera_ce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8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9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0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61]/[.$B$5]" office:value-type="float" office:value="0.147" calcext:value-type="float">
            <text:p>0.14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der</text:p>
          </table:table-cell>
          <table:table-cell/>
          <table:table-cell table:formula="of:=[.A62]" office:value-type="string" office:string-value="fuera_der" calcext:value-type="string">
            <text:p>fuera_der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63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64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5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6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7:27:28.93713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6-04T19:01:55.993246896</dc:date>
    <meta:editing-duration>PT2H1M48S</meta:editing-duration>
    <meta:editing-cycles>9</meta:editing-cycles>
    <meta:generator>LibreOffice/6.4.7.2$Linux_X86_64 LibreOffice_project/40$Build-2</meta:generator>
    <meta:document-statistic meta:table-count="2" meta:cell-count="1104" meta:object-count="0"/>
  </office:meta>
</office:document-meta>
</file>